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Mono" svg:font-family="'Andale Mono'" style:font-pitch="variable"/>
    <style:font-face style:name="Futura" svg:font-family="Futura" style:font-pitch="variable"/>
    <style:font-face style:name="Helvetica Neue" svg:font-family="'Helvetica Neue'" style:font-pitch="variable"/>
    <style:font-face style:name="Georgia" svg:font-family="Georgia" style:font-family-generic="roman" style:font-pitch="variable"/>
    <style:font-face style:name="Liberation Serif" svg:font-family="'Liberation Serif'" style:font-family-generic="roman" style:font-pitch="variable"/>
    <style:font-face style:name="Geneva" svg:font-family="Genev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wNoteBody">
      <style:text-properties officeooo:rsid="0033c9fb" officeooo:paragraph-rsid="0033c9fb"/>
    </style:style>
    <style:style style:name="P2" style:family="paragraph" style:parent-style-name="wH1">
      <style:text-properties officeooo:rsid="0033c9fb" officeooo:paragraph-rsid="0033c9fb"/>
    </style:style>
    <style:style style:name="P3" style:family="paragraph" style:parent-style-name="wH3">
      <style:text-properties officeooo:rsid="003c791a" officeooo:paragraph-rsid="003c791a"/>
    </style:style>
    <style:style style:name="P4" style:family="paragraph" style:parent-style-name="wNoteBody">
      <style:text-properties officeooo:rsid="0037759b" officeooo:paragraph-rsid="0037759b"/>
    </style:style>
    <style:style style:name="P5" style:family="paragraph" style:parent-style-name="wNoteBody">
      <style:text-properties officeooo:rsid="0037759b" officeooo:paragraph-rsid="003a6655"/>
    </style:style>
    <style:style style:name="P6" style:family="paragraph" style:parent-style-name="wNoteBody">
      <style:text-properties officeooo:rsid="00384b72" officeooo:paragraph-rsid="00384b72"/>
    </style:style>
    <style:style style:name="P7" style:family="paragraph" style:parent-style-name="wNoteBody">
      <style:text-properties officeooo:rsid="003937e6" officeooo:paragraph-rsid="003937e6"/>
    </style:style>
    <style:style style:name="P8" style:family="paragraph" style:parent-style-name="wNoteBody">
      <style:text-properties officeooo:rsid="003a6655" officeooo:paragraph-rsid="003a6655"/>
    </style:style>
    <style:style style:name="P9" style:family="paragraph" style:parent-style-name="wNoteBody">
      <style:text-properties officeooo:rsid="003a7b2d" officeooo:paragraph-rsid="003a7b2d"/>
    </style:style>
    <style:style style:name="P10" style:family="paragraph" style:parent-style-name="wNoteBody">
      <style:text-properties officeooo:rsid="003c791a" officeooo:paragraph-rsid="003c791a"/>
    </style:style>
    <style:style style:name="P11" style:family="paragraph" style:parent-style-name="wNoteBody">
      <style:text-properties officeooo:rsid="003fe101" officeooo:paragraph-rsid="003fe101"/>
    </style:style>
    <style:style style:name="P12" style:family="paragraph" style:parent-style-name="wNoteBody">
      <style:paragraph-properties fo:margin-left="0in" fo:margin-right="0in" fo:text-indent="0in" style:auto-text-indent="false"/>
      <style:text-properties officeooo:rsid="0037759b" officeooo:paragraph-rsid="0037759b"/>
    </style:style>
    <style:style style:name="P13" style:family="paragraph" style:parent-style-name="wNoteBody">
      <style:paragraph-properties fo:margin-left="0in" fo:margin-right="0in" fo:text-indent="0in" style:auto-text-indent="false"/>
      <style:text-properties officeooo:rsid="003fe101" officeooo:paragraph-rsid="003fe101"/>
    </style:style>
    <style:style style:name="T1" style:family="text">
      <style:text-properties officeooo:rsid="003a6655"/>
    </style:style>
    <style:style style:name="T2" style:family="text">
      <style:text-properties style:text-position="super 58%"/>
    </style:style>
    <style:style style:name="T3" style:family="text">
      <style:text-properties officeooo:rsid="003a7b2d"/>
    </style:style>
    <style:style style:name="T4" style:family="text">
      <style:text-properties officeooo:rsid="003c4ab3"/>
    </style:style>
    <style:style style:name="T5" style:family="text">
      <style:text-properties officeooo:rsid="003c79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jQuery Essential Training</text:h>
      <text:p text:style-name="P1">document.ready event fired when the DOM structure of the page is fully parsed and ready to be operated on. Images etc aren't loaded at this point</text:p>
      <text:p text:style-name="P1">onload event fires after all of the page content, including images, has been loaded</text:p>
      <text:p text:style-name="P3">Ch 1</text:p>
      <text:p text:style-name="P10">To execute code within a page</text:p>
      <text:p text:style-name="wCodeMultiline">$(“document”).ready(function() {</text:p>
      <text:p text:style-name="wCodeMultiline"><text:tab/>// <text:span text:style-name="T5">do some stuff</text:span></text:p>
      <text:p text:style-name="wCodeMultiline">});</text:p>
      <text:p text:style-name="wH3"/>
      <text:p text:style-name="wH3">Ch 2 Selectors and Filters</text:p>
      <text:p text:style-name="wH4">Basic Selectors</text:p>
      <text:p text:style-name="wCodeSingleLine"><text:s text:c="12"/>$("p").css("border", "3px solid red");</text:p>
      <text:p text:style-name="P4"/>
      <text:p text:style-name="wCodeSingleLine"><text:s text:c="12"/>$(".a").css("border", "3px solid red");</text:p>
      <text:p text:style-name="P4"/>
      <text:p text:style-name="wCodeSingleLine"><text:s text:c="12"/>$("#example").css("border", "3px solid red");</text:p>
      <text:p text:style-name="P4"/>
      <text:p text:style-name="wCodeSingleLine"><text:s text:c="12"/>$("p.b").css("border", "3px solid red");</text:p>
      <text:p text:style-name="P4"/>
      <text:p text:style-name="P4"/>
      <text:p text:style-name="wH4">Basic Filters</text:p>
      <text:p text:style-name="P4"/>
      <text:p text:style-name="wCodeSingleLine"><text:s text:c="12"/>$("#example p:first").css("border", "3px solid red");</text:p>
      <text:p text:style-name="P4"/>
      <text:p text:style-name="wCodeSingleLine"><text:s text:c="12"/>$("#example p:last").css("border", "3px solid red");</text:p>
      <text:p text:style-name="P4"/>
      <text:p text:style-name="wCodeSingleLine"><text:s text:c="12"/>$("#example p:even").css("border", "3px solid red");</text:p>
      <text:p text:style-name="P4"/>
      <text:p text:style-name="wCodeSingleLine"><text:s text:c="12"/>$("#example p:odd").css("border", "3px solid red");</text:p>
      <text:p text:style-name="P4"><text:soft-page-break/></text:p>
      <text:p text:style-name="wCodeSingleLine"><text:s text:c="12"/>$("#example .a:first").css("border", "3px solid red");</text:p>
      <text:p text:style-name="P4"/>
      <text:p text:style-name="wCodeSingleLine"><text:s text:c="12"/>$("#example .b:even").css("border", "3px solid red");</text:p>
      <text:p text:style-name="P4"/>
      <text:p text:style-name="wCodeSingleLine"><text:s text:c="12"/>$("#example p:gt(1)").css("border","3px solid red");</text:p>
      <text:p text:style-name="P4"/>
      <text:p text:style-name="wCodeSingleLine"><text:s text:c="12"/>$("#example p:not(p:eq(2))").css("border", "3px solid red");</text:p>
      <text:p text:style-name="P4"/>
      <text:p text:style-name="P4"/>
      <text:p text:style-name="P4"/>
      <text:p text:style-name="wH4">Advanced Selectors</text:p>
      <text:p text:style-name="P4">The child selector "parent &gt; child" selects "child" elements that are immediate descendants of the "parent"</text:p>
      <text:p text:style-name="wCodeSingleLine"><text:s text:c="8"/>$("div &gt; p").css("border", "3px solid red");</text:p>
      <text:p text:style-name="wNoteBody">The descendant selector "ancestor descendant" selects "descendant" elements as long as they have an "ancestor" element somewhere above them</text:p>
      <text:p text:style-name="wCodeSingleLine"><text:s text:c="8"/>$("div p.a").css("border", "3px solid red");</text:p>
      <text:p text:style-name="P4"><text:s/>The next adjacent selector "prev + next" selects the "next" element if it is immediately preceded by a "prev" element</text:p>
      <text:p text:style-name="wCodeSingleLine"><text:s text:c="8"/>$("ul + div").css("border", "3px solid red");</text:p>
      <text:p text:style-name="P4"><text:s/>Next sibling selector "prev ~ siblings" selects all "siblings" elements that come after a "prev" element</text:p>
      <text:p text:style-name="wCodeSingleLine"><text:s text:c="8"/>$("#para1 ~ p").css("border", "3px solid red");</text:p>
      <text:p text:style-name="wH4">Advanced Filters</text:p>
      <text:p text:style-name="P6">Looking for paragraphs that have a class attribute. Doesn't matter what the class is, just that there is one.</text:p>
      <text:p text:style-name="wCodeSingleLine"><text:s text:c="12"/>$("p[class]").css("border", "3px solid red");</text:p>
      <text:p text:style-name="P6">Tests for an attribute with a specific value. </text:p>
      <text:p text:style-name="wCodeSingleLine"><text:s text:c="12"/>$("p[id=para1]").css("border", "3px solid red");</text:p>
      <text:p text:style-name="P6">Looks for a paragraph tag with an id that starts with the string “para”</text:p>
      <text:p text:style-name="wCodeSingleLine"><text:s text:c="12"/>$("p[id^=para]").css("border", "3px solid red");</text:p>
      <text:p text:style-name="P6">Looks for more than one attribute. Star operator means “contains the text” So in this case we're looking for paragraph tags whose id starts with “para” and have a lang attribute that contains the string “en-”</text:p>
      <text:p text:style-name="wCodeSingleLine"><text:s text:c="12"/>$("p[id^=para][lang*=en-]").css("border", "3px solid red");</text:p>
      <text:p text:style-name="P6"><text:soft-page-break/>Content filter - this one looks for a paragraph tag whose contents contain the string “3”</text:p>
      <text:p text:style-name="wCodeSingleLine"><text:s text:c="12"/>$("p:contains('3')").css("border", "3px solid red");</text:p>
      <text:p text:style-name="P7">Parent filter - selects paragraph tags that have at least one child - either child elements or text nodes.</text:p>
      <text:p text:style-name="wCodeSingleLine"><text:s text:c="12"/>$("p:parent").css("border", "3px solid red");</text:p>
      <text:p text:style-name="P7">Has Filter - Looks for a div that has paragraph tags that have a class with the value “a”</text:p>
      <text:p text:style-name="wCodeSingleLine"><text:s text:c="12"/>$("div:has(p[class=a])").css("border", "3px solid red");</text:p>
      <text:p text:style-name="P4"/>
      <text:p text:style-name="wH4">Child Filters</text:p>
      <text:p text:style-name="P5"><text:span text:style-name="T1">Looking for paragraphs that are inside of a div. Selects paragraphs that are the first child of their parent.</text:span> <text:s text:c="11"/></text:p>
      <text:p text:style-name="wCodeSingleLine"><text:s text:c="12"/>$("div p:first-child").css("border", "3px solid red");</text:p>
      <text:p text:style-name="P8">Selects the last paragraph tag in a div</text:p>
      <text:p text:style-name="wCodeSingleLine"><text:s text:c="12"/>$("div p:last-of-type").css("border", "3px solid red");</text:p>
      <text:p text:style-name="wNoteBody">Selects the nth child within an element. This is a 1 based index, not zero, so the following would select the 3<text:span text:style-name="T2">rd</text:span> paragraph inside of a div.</text:p>
      <text:p text:style-name="wCodeSingleLine"><text:s text:c="12"/>$("div p:nth-child(3)").css("border", "3px solid red");</text:p>
      <text:p text:style-name="P9">Using an expression with the nth child filter. In this case, every second child is selected.</text:p>
      <text:p text:style-name="wCodeSingleLine"><text:s text:c="12"/>$("div p:nth-child(2n)").css("border", "3px solid red");</text:p>
      <text:p text:style-name="P12"/>
      <text:p text:style-name="wH4">Traversing:</text:p>
      <text:p text:style-name="P4">The children() function retrieves the immediate (that is, first-level down) child elements of the matched set, excluding text nodes.</text:p>
      <text:p text:style-name="P9">Selects all the children of an element with the id “example”</text:p>
      <text:p text:style-name="wCodeMultiline"><text:s text:c="12"/>$("#example").children().css("border", "3px solid red");</text:p>
      <text:p text:style-name="wNoteBody">First line <text:span text:style-name="T3">selects an element with the id “para1” and assigns it to a variable. The next few lines give different borders to the previous element, next element, and all of the parent elements.</text:span></text:p>
      <text:p text:style-name="wCodeMultiline"><text:s text:c="12"/>var elem = $("#para1");</text:p>
      <text:p text:style-name="wCodeMultiline"><text:s text:c="12"/>elem.prev().css("border", "3px solid red");</text:p>
      <text:p text:style-name="wCodeMultiline"><text:s text:c="12"/>elem.next().css("border", "3px solid green");</text:p>
      <text:p text:style-name="wCodeMultiline"><text:s text:c="12"/>elem.parents().css("border", "3px solid blue");</text:p>
      <text:p text:style-name="wNoteBody">Similar to the parents filter, but it stops selecting when it reaches the body element. <text:span text:style-name="T3">Selects all the parents up to, but not including the body.</text:span></text:p>
      <text:p text:style-name="wCodeMultiline"><text:s text:c="12"/>elem.parentsUntil($("body")).css("border", "3px solid blue");</text:p>
      <text:p text:style-name="P4">find function to locate <text:span text:style-name="T3">something</text:span> within <text:span text:style-name="T3">a </text:span>particular element</text:p>
      <text:p text:style-name="wCodeSingleLine"><text:s text:c="12"/>$("#example").find("#para4").css("border", "3px solid red");</text:p>
      <text:p text:style-name="P4"><text:soft-page-break/></text:p>
      <text:p text:style-name="P4">each function to iterate over a set of elements and operate on them. <text:span text:style-name="T4">Loops over each of the p elements in an element with the id #example. The arguments to the function are the index and the DOM element - not a jQuery element. To use jQuery functions, element must be passed into the jQuery function (line 4) In this example, the variables border and leftmargin are incremented so the borders and margins get larger with each element.</text:span></text:p>
      <text:p text:style-name="wCodeMultiline"><text:s text:c="12"/>var leftmargin = 0;</text:p>
      <text:p text:style-name="wCodeMultiline"><text:s text:c="12"/>var border = 3;</text:p>
      <text:p text:style-name="wCodeMultiline"><text:s text:c="12"/>$("#example p").each(function(index, element) {</text:p>
      <text:p text:style-name="wCodeMultiline"><text:s text:c="16"/>$(element).css("border", border+"px solid red")</text:p>
      <text:p text:style-name="wCodeMultiline"><text:s text:c="26"/>.css("margin-left", leftmargin);</text:p>
      <text:p text:style-name="wCodeMultiline"><text:s text:c="16"/>border += 2;</text:p>
      <text:p text:style-name="wCodeMultiline"><text:s text:c="16"/>leftmargin += 10;</text:p>
      <text:p text:style-name="wCodeMultiline"><text:s text:c="12"/>});</text:p>
      <text:p text:style-name="wNoteBody"/>
      <text:p text:style-name="wH3">CHAPTER 3: Creating Content</text:p>
      <text:p text:style-name="P11"><text:s/>use the html() function to get the current HTML of an element</text:p>
      <text:p text:style-name="wCodeSingleLine"><text:s text:c="11"/>alert($("#example").html());</text:p>
      <text:p text:style-name="P13"/>
      <text:p text:style-name="P11"><text:s text:c="8"/>function createContent() {</text:p>
      <text:p text:style-name="P11"><text:s text:c="12"/>// use the html() function to change the content of the div</text:p>
      <text:p text:style-name="P11"><text:s text:c="12"/>$("#example").html("&lt;p&gt;Hi there!&lt;/p&gt;");</text:p>
      <text:p text:style-name="P11"><text:s text:c="12"/></text:p>
      <text:p text:style-name="P11"><text:s text:c="12"/>// create a new &lt;p&gt; and set the content of para1 to it</text:p>
      <text:p text:style-name="P11"><text:s text:c="12"/>var newItem = $("&lt;p&gt;This is a new paragraph&lt;/p&gt;");</text:p>
      <text:p text:style-name="P11"><text:s text:c="12"/>$("#para1").html(newItem);</text:p>
      <text:p text:style-name="P11"><text:s text:c="8"/>}</text:p>
      <text:p text:style-name="P11"><text:s text:c="8"/></text:p>
      <text:p text:style-name="P11"><text:s text:c="8"/>function changeContent() {</text:p>
      <text:p text:style-name="P11"><text:s text:c="12"/>// set the text content of the last paragraph</text:p>
      <text:p text:style-name="P11"><text:s text:c="12"/>$("p:last").text("I've changed the last paragraph");</text:p>
      <text:p text:style-name="P11"><text:s text:c="8"/>}</text:p>
      <text:p text:style-name="P11"><text:s text:c="8"/></text:p>
      <text:p text:style-name="P11"><text:s text:c="8"/>function changeAllTheContent() {</text:p>
      <text:p text:style-name="P11"><text:s text:c="12"/>$("#example p").text("I've changed all the paragraphs!");</text:p>
      <text:p text:style-name="P11"><text:s text:c="8"/>}</text:p>
      <text:p text:style-name="P11"><text:soft-page-break/></text:p>
      <text:p text:style-name="P11"/>
      <text:p text:style-name="P11">Inserting Content</text:p>
      <text:p text:style-name="P11"/>
      <text:p text:style-name="P11"><text:s text:c="12"/>// Insertion functions for inserting inside of content</text:p>
      <text:p text:style-name="P11"><text:s text:c="12"/>$("#example p").append(" with some content appended");</text:p>
      <text:p text:style-name="P11"><text:s text:c="12"/>$("#example p").prepend("Hello! ");</text:p>
      <text:p text:style-name="P11"><text:s text:c="12"/>$("#example p:last").appendTo("#example p:first");</text:p>
      <text:p text:style-name="P11"><text:s text:c="12"/>$("#example p:last").prependTo("#example p:first");</text:p>
      <text:p text:style-name="P11"><text:s text:c="12"/></text:p>
      <text:p text:style-name="P11"><text:s text:c="12"/>// Insertion functions for inserting outside of content</text:p>
      <text:p text:style-name="P11"><text:s text:c="12"/>$("#example p").after("**");</text:p>
      <text:p text:style-name="P11"><text:s text:c="12"/>$("#example p").before("**");</text:p>
      <text:p text:style-name="P11"><text:s text:c="12"/>$("&lt;p&gt;New Para&lt;/p&gt;").insertAfter("#example p:first");</text:p>
      <text:p text:style-name="P11"><text:s text:c="12"/>$("&lt;p&gt;New Para&lt;/p&gt;").insertBefore("#example p:last");</text:p>
      <text:p text:style-name="P11"/>
      <text:p text:style-name="P11"/>
      <text:p text:style-name="P11">Altering Content</text:p>
      <text:p text:style-name="P11"/>
      <text:p text:style-name="P11"><text:s text:c="8"/>$("#example p").wrap("&lt;div style='color:red'/&gt;");</text:p>
      <text:p text:style-name="P11"><text:s text:c="8"/>$("#example p").wrapAll("&lt;div style='border:3px solid red'/&gt;");</text:p>
      <text:p text:style-name="P11"><text:s text:c="8"/>$("#example").empty();</text:p>
      <text:p text:style-name="P11"><text:s text:c="8"/>$("#example p.a, #example p.b").remove();</text:p>
      <text:p text:style-name="P11"><text:s text:c="8"/>$("#example p.a, #example p.b").detach();</text:p>
      <text:p text:style-name="P11"><text:s text:c="8"/>$("&lt;div&gt;replaced&lt;/div&gt;").replaceAll("#example p[id]");</text:p>
      <text:p text:style-name="P11"><text:s text:c="8"/>$("#example p[id]").replaceWith("&lt;div&gt;replaced&lt;/div&gt;");</text:p>
      <text:p text:style-name="P11"><text:s text:c="8"/>$("#example p").replaceWith(replacementFn);</text:p>
      <text:p text:style-name="P11"/>
      <text:p text:style-name="P11"><text:s text:c="4"/></text:p>
      <text:p text:style-name="P11"><text:s text:c="4"/>function replacementFn() {</text:p>
      <text:p text:style-name="P11"><text:s text:c="8"/>if ($(this).text().indexOf("1") != -1) {</text:p>
      <text:p text:style-name="P11"><text:s text:c="12"/>return "&lt;p&gt;This is paragraph uno&lt;/p&gt;";</text:p>
      <text:p text:style-name="P11"><text:s text:c="8"/>}</text:p>
      <text:p text:style-name="P11"><text:soft-page-break/><text:s text:c="4"/>}</text:p>
      <text:p text:style-name="P11"/>
      <text:p text:style-name="P11"/>
      <text:p text:style-name="P11">Manipulating Attributes</text:p>
      <text:p text:style-name="P11"/>
      <text:p text:style-name="P11"><text:s text:c="12"/>// Add a title attribute to all of the images</text:p>
      <text:p text:style-name="P11"><text:s text:c="12"/>$("a").attr("title", "Photo by some photographer");</text:p>
      <text:p text:style-name="P11"/>
      <text:p text:style-name="P11"><text:s text:c="12"/>// Make each image open in a new window</text:p>
      <text:p text:style-name="P11"><text:s text:c="12"/>$("a").attr("target", "_blank");</text:p>
      <text:p text:style-name="P11"/>
      <text:p text:style-name="P11"><text:s text:c="12"/>// Remove the href from the &lt;a&gt; tags, making images unclickable</text:p>
      <text:p text:style-name="P11"><text:s text:c="12"/>$("a").removeAttr("href");</text:p>
      <text:p text:style-name="P11"/>
      <text:p text:style-name="P11"><text:s text:c="12"/>// Modify multiple attributes at once</text:p>
      <text:p text:style-name="P11"><text:s text:c="12"/>$("img").attr({ src: "images/Spring.jpg", title: "Spring all the things!" });</text:p>
      <text:p text:style-name="P11"/>
      <text:p text:style-name="P11">Embedding Data</text:p>
      <text:p text:style-name="P11"/>
      <text:p text:style-name="P11"><text:s text:c="16"/>// if there is any data, display it</text:p>
      <text:p text:style-name="P11"><text:s text:c="16"/>alert(JSON.stringify($("#example").data(), null, " <text:s/>"));</text:p>
      <text:p text:style-name="P11"/>
      <text:p text:style-name="P11"/>
      <text:p text:style-name="P11"><text:s text:c="16"/>// store some arbitrary data on the DIV object</text:p>
      <text:p text:style-name="P11"><text:s text:c="16"/>$("#example").data("key1", 1234);</text:p>
      <text:p text:style-name="P11"><text:s text:c="16"/>$("#example").data("key2", "Joe Marini");</text:p>
      <text:p text:style-name="P11"/>
      <text:p text:style-name="P11"/>
      <text:p text:style-name="P11"><text:s text:c="16"/>// clear the data from the DIV</text:p>
      <text:p text:style-name="P11"><text:s text:c="16"/>$("#example").removeData();</text:p>
      <text:p text:style-name="P11"/>
      <text:p text:style-name="P11">CSS</text:p>
      <text:p text:style-name="P11"/>
      <text:p text:style-name="P11"><text:soft-page-break/><text:s text:c="12"/>$("#setProp").click(function(evt) {</text:p>
      <text:p text:style-name="P11"><text:s text:c="16"/>$("#example p").css("text-decoration", "overline")</text:p>
      <text:p text:style-name="P11"><text:s text:c="32"/>.css("font-size", "+=1pt");</text:p>
      <text:p text:style-name="P11"><text:s text:c="12"/>});</text:p>
      <text:p text:style-name="P11"/>
      <text:p text:style-name="P11"><text:s text:c="12"/>$("#setProps").click(function(evt) {</text:p>
      <text:p text:style-name="P11"><text:s text:c="16"/>$("#example p").css({</text:p>
      <text:p text:style-name="P11"><text:s text:c="20"/>"font-weight" : "bold",</text:p>
      <text:p text:style-name="P11"><text:s text:c="20"/>"color" : "red",</text:p>
      <text:p text:style-name="P11"><text:s text:c="20"/>"text-decoration" : "underline"</text:p>
      <text:p text:style-name="P11"><text:s text:c="16"/>});</text:p>
      <text:p text:style-name="P11"><text:s text:c="12"/>});</text:p>
      <text:p text:style-name="P11"/>
      <text:p text:style-name="P11"><text:s text:c="12"/>$("#addCl").click(function(evt) {</text:p>
      <text:p text:style-name="P11"><text:s text:c="16"/>$("#example p").addClass("pClass");</text:p>
      <text:p text:style-name="P11"><text:s text:c="12"/>});</text:p>
      <text:p text:style-name="P11"/>
      <text:p text:style-name="P11"><text:s text:c="12"/>$("#rmCl").click(function(evt) {</text:p>
      <text:p text:style-name="P11"><text:s text:c="16"/>$("#example p").removeClass("pClass");</text:p>
      <text:p text:style-name="P11"><text:s text:c="12"/>});</text:p>
      <text:p text:style-name="P11"/>
      <text:p text:style-name="P11"><text:s text:c="12"/>$("#toggleCl").click(function(evt) {</text:p>
      <text:p text:style-name="P11"><text:s text:c="16"/>$("#example p").toggleClass("pClass");</text:p>
      <text:p text:style-name="P11"><text:s text:c="12"/>});</text:p>
      <text:p text:style-name="P11"/>
      <text:p text:style-name="P11"><text:s text:c="8"/>.pClass {</text:p>
      <text:p text:style-name="P11"><text:s text:c="12"/>color: green;</text:p>
      <text:p text:style-name="P11"><text:s text:c="12"/>text-transform: uppercase</text:p>
      <text:p text:style-name="P11"><text:s text:c="8"/>}</text:p>
      <text:p text:style-name="P11"><text:s text:c="8"/></text:p>
      <text:p text:style-name="P11"><text:s text:c="8"/>$(function() {</text:p>
      <text:p text:style-name="P11"><text:s text:c="12"/>showValues();</text:p>
      <text:p text:style-name="P11"><text:s text:c="12"/></text:p>
      <text:p text:style-name="P11"><text:soft-page-break/><text:s text:c="12"/>$("#example").click(changeValues);</text:p>
      <text:p text:style-name="P11"><text:s text:c="8"/>});</text:p>
      <text:p text:style-name="P11"><text:s text:c="8"/></text:p>
      <text:p text:style-name="P11"><text:s text:c="8"/>function changeValues() {</text:p>
      <text:p text:style-name="P11"><text:s text:c="12"/>$("#example").height(100);</text:p>
      <text:p text:style-name="P11"><text:s text:c="12"/>$("#example").width(200);</text:p>
      <text:p text:style-name="P11"><text:s text:c="12"/></text:p>
      <text:p text:style-name="P11"><text:s text:c="12"/>showValues();</text:p>
      <text:p text:style-name="P11"><text:s text:c="8"/>}</text:p>
      <text:p text:style-name="P11"><text:s text:c="8"/></text:p>
      <text:p text:style-name="P11"><text:s text:c="8"/>function showValues() {</text:p>
      <text:p text:style-name="P11"><text:s text:c="12"/>$("#height").html($("#example").height());</text:p>
      <text:p text:style-name="P11"><text:s text:c="12"/>$("#width").html($("#example").width());</text:p>
      <text:p text:style-name="P11"><text:s text:c="12"/>$("#innerH").html($("#example").innerHeight());</text:p>
      <text:p text:style-name="P11"><text:s text:c="12"/>$("#innerW").html($("#example").innerWidth());</text:p>
      <text:p text:style-name="P11"><text:s text:c="12"/>$("#outerH").html($("#example").outerHeight());</text:p>
      <text:p text:style-name="P11"><text:s text:c="12"/>$("#outerW").html($("#example").outerWidth());</text:p>
      <text:p text:style-name="P11"><text:s text:c="12"/>$("#offset").html($("#example").offset().top + ", " + </text:p>
      <text:p text:style-name="P11"><text:s text:c="28"/>$("#example").offset().left);</text:p>
      <text:p text:style-name="P11"><text:s text:c="12"/>$("#position").html($("#example").position().top + ", " + </text:p>
      <text:p text:style-name="P11"><text:s text:c="32"/>$("#example").position().left);</text:p>
      <text:p text:style-name="P11"><text:s text:c="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dale Mono" svg:font-family="'Andale Mono'" style:font-pitch="variable"/>
    <style:font-face style:name="Futura" svg:font-family="Futura" style:font-pitch="variable"/>
    <style:font-face style:name="Helvetica Neue" svg:font-family="'Helvetica Neue'" style:font-pitch="variable"/>
    <style:font-face style:name="Georgia" svg:font-family="Georgia" style:font-family-generic="roman" style:font-pitch="variable"/>
    <style:font-face style:name="Liberation Serif" svg:font-family="'Liberation Serif'" style:font-family-generic="roman" style:font-pitch="variable"/>
    <style:font-face style:name="Geneva" svg:font-family="Genev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Geneva" fo:font-family="Geneva" style:font-family-generic="swiss" style:font-pitch="variable"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Geneva" fo:font-family="Geneva" style:font-family-generic="swiss" style:font-pitch="variable" fo:font-size="16pt" fo:font-weight="bold" style:font-size-asian="16pt" style:font-weight-asian="bold" style:font-size-complex="16pt" style:font-weight-complex="bold"/>
    </style:style>
    <style:style style:name="wH1" style:family="paragraph" style:parent-style-name="Heading_20_1" style:default-outline-level="" style:list-style-name="">
      <style:text-properties style:font-name="Futura" fo:font-family="Futura" style:font-pitch="variable" fo:font-weight="normal" style:font-weight-asian="normal" style:font-weight-complex="normal"/>
    </style:style>
    <style:style style:name="wH3" style:family="paragraph" style:parent-style-name="Heading_20_3" style:default-outline-level="" style:list-style-name="">
      <style:text-properties style:font-name="Futura" fo:font-family="Futura" style:font-pitch="variable" fo:font-weight="normal" style:font-weight-asian="normal" style:font-weight-complex="normal"/>
    </style:style>
    <style:style style:name="wMenuSelections" style:family="paragraph" style:parent-style-name="Text_20_body">
      <style:text-properties style:font-name="Helvetica Neue" fo:font-family="'Helvetica Neue'" style:font-pitch="variable" fo:font-size="11pt" fo:font-weight="bold" officeooo:rsid="000c6e03" style:font-size-asian="11pt" style:font-weight-asian="bold" style:font-size-complex="11pt" style:font-weight-complex="bold"/>
    </style:style>
    <style:style style:name="wCodeSingleLine" style:family="paragraph" style:parent-style-name="Text_20_body">
      <style:paragraph-properties fo:margin-top="0.0402in" fo:margin-bottom="0.1in" loext:contextual-spacing="false"/>
      <style:text-properties style:font-name="Andale Mono" fo:font-family="'Andale Mono'" style:font-pitch="variable" fo:font-size="10pt" officeooo:rsid="000d8521" style:font-size-asian="9pt" style:font-size-complex="9pt"/>
    </style:style>
    <style:style style:name="wNoteBody" style:family="paragraph" style:parent-style-name="Text_20_body">
      <loext:graphic-properties draw:fill="none"/>
      <style:paragraph-properties fo:margin-left="0.1in" fo:margin-right="0in" fo:margin-top="0.1in" fo:margin-bottom="0in" loext:contextual-spacing="false" fo:line-height="120%" fo:text-indent="0in" style:auto-text-indent="false" fo:background-color="transparent"/>
      <style:text-properties style:font-name="Georgia" fo:font-family="Georgia" style:font-family-generic="roman" style:font-pitch="variable" fo:font-size="10pt" officeooo:rsid="003a6655" style:font-size-asian="10pt" style:font-size-complex="10pt"/>
    </style:style>
    <style:style style:name="wH4" style:family="paragraph" style:parent-style-name="wH3">
      <style:text-properties fo:font-size="10pt" fo:font-weight="normal" style:font-size-asian="10pt" style:font-weight-asian="normal" style:font-size-complex="10pt" style:font-weight-complex="normal"/>
    </style:style>
    <style:style style:name="wCodeMultiline" style:family="paragraph" style:parent-style-name="wCodeSingleLine">
      <style:paragraph-properties fo:margin-top="0in" fo:margin-bottom="0in" loext:contextual-spacing="false"/>
    </style:style>
    <style:style style:name="menuCommand_20_character" style:display-name="menuCommand character" style:family="text">
      <style:text-properties style:font-name="Helvetica Neue" fo:font-family="'Helvetica Neue'" style:font-pitch="variable" fo:font-size="10pt" fo:font-weight="bold" officeooo:rsid="000c6e03"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3T18:29:52.714275000</meta:creation-date>
    <meta:generator>LibreOffice/5.0.3.2$MacOSX_X86_64 LibreOffice_project/e5f16313668ac592c1bfb310f4390624e3dbfb75</meta:generator>
    <dc:date>2015-12-15T22:49:35.800007000</dc:date>
    <meta:editing-duration>P2DT13H8M57S</meta:editing-duration>
    <meta:editing-cycles>18</meta:editing-cycles>
    <meta:print-date>2015-12-11T00:19:52.513748000</meta:print-date>
    <meta:document-statistic meta:table-count="0" meta:image-count="0" meta:object-count="0" meta:page-count="8" meta:paragraph-count="193" meta:word-count="1041" meta:character-count="10092" meta:non-whitespace-character-count="7413"/>
  </office:meta>
</office:document-meta>
</file>